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>
            <text:p>Number Pixels Per Frame</text:p>
          </table:table-cell>
        </table:table-row>
        <table:table-row table:style-name="ro1">
          <table:table-cell table:number-columns-repeated="4"/>
          <table:table-cell table:formula="of:=320*240" office:value-type="float" office:value="76800">
            <text:p>76800</text:p>
          </table:table-cell>
        </table:table-row>
        <table:table-row table:style-name="ro1">
          <table:table-cell office:value-type="string">
            <text:p># CPUs</text:p>
          </table:table-cell>
          <table:table-cell office:value-type="string">
            <text:p>10 Frame</text:p>
          </table:table-cell>
          <table:table-cell office:value-type="string">
            <text:p>10 Average</text:p>
          </table:table-cell>
          <table:table-cell office:value-type="string">
            <text:p>Cycles Per P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2102363">
            <text:p>372102363</text:p>
          </table:table-cell>
          <table:table-cell table:formula="of:=AVERAGE([.B4:.B13])" office:value-type="float" office:value="2209065331.3">
            <text:p>2209065331.3</text:p>
          </table:table-cell>
          <table:table-cell table:formula="of:=[.B4]/[.E2]" office:value-type="float" office:value="4845.0828515625">
            <text:p>4845.0828515625</text:p>
          </table:table-cell>
          <table:table-cell/>
        </table:table-row>
        <table:table-row table:style-name="ro1">
          <table:table-cell/>
          <table:table-cell office:value-type="float" office:value="792942533">
            <text:p>7929425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4278915">
            <text:p>1234278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6642965">
            <text:p>1676642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9392302">
            <text:p>2109392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927854">
            <text:p>2520927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6010191">
            <text:p>2886010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4305280">
            <text:p>3204305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3332775">
            <text:p>3503332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90718135">
            <text:p>379071813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6286093">
            <text:p>806286093</text:p>
          </table:table-cell>
          <table:table-cell table:formula="of:=AVERAGE([.B14:.B23])" office:value-type="float" office:value="4499453731.1">
            <text:p>4499453731.1</text:p>
          </table:table-cell>
          <table:table-cell table:formula="of:=[.B14]/[.E2]" office:value-type="float" office:value="10498.5168359375">
            <text:p>10498.5168359375</text:p>
          </table:table-cell>
          <table:table-cell/>
        </table:table-row>
        <table:table-row table:style-name="ro1">
          <table:table-cell/>
          <table:table-cell office:value-type="float" office:value="1662183305">
            <text:p>1662183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2935994">
            <text:p>2552935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6283994">
            <text:p>3446283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17862710">
            <text:p>43178627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44872896">
            <text:p>5144872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68983672">
            <text:p>5868983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92266444">
            <text:p>6492266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74019785">
            <text:p>7074019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28842418">
            <text:p>762884241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78255217">
            <text:p>1378255217</text:p>
          </table:table-cell>
          <table:table-cell table:formula="of:=AVERAGE([.B24:.B33])" office:value-type="float" office:value="7748629655.1">
            <text:p>7748629655.1</text:p>
          </table:table-cell>
          <table:table-cell table:formula="of:=[.B24]/[.E2]" office:value-type="float" office:value="17946.0314713542">
            <text:p>17946.0314713542</text:p>
          </table:table-cell>
          <table:table-cell/>
        </table:table-row>
        <table:table-row table:style-name="ro1">
          <table:table-cell/>
          <table:table-cell office:value-type="float" office:value="2865396346">
            <text:p>2865396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29011535">
            <text:p>4429011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309142">
            <text:p>6000309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23775202">
            <text:p>7523775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52787446">
            <text:p>8952787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63325863">
            <text:p>10163325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62571779">
            <text:p>11162571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76878386">
            <text:p>12076878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33985635">
            <text:p>12933985635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number of cycles to evaluate the poly</text:p>
          </table:table-cell>
          <table:table-cell table:number-columns-repeated="4"/>
        </table:table-row>
        <table:table-row table:style-name="ro1">
          <table:table-cell office:value-type="float" office:value="1855869">
            <text:p>1855869</text:p>
          </table:table-cell>
          <table:table-cell office:value-type="string">
            <text:p>average</text:p>
          </table:table-cell>
          <table:table-cell office:value-type="string">
            <text:p>number of FP operations</text:p>
          </table:table-cell>
          <table:table-cell table:number-columns-repeated="2"/>
        </table:table-row>
        <table:table-row table:style-name="ro1">
          <table:table-cell office:value-type="float" office:value="1856162">
            <text:p>1856162</text:p>
          </table:table-cell>
          <table:table-cell table:formula="of:=AVERAGE([.A38:.A47])" office:value-type="float" office:value="1857010.7">
            <text:p>1857010.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856391">
            <text:p>1856391</text:p>
          </table:table-cell>
          <table:table-cell table:number-columns-repeated="4"/>
        </table:table-row>
        <table:table-row table:style-name="ro1">
          <table:table-cell office:value-type="float" office:value="1856620">
            <text:p>1856620</text:p>
          </table:table-cell>
          <table:table-cell table:number-columns-repeated="4"/>
        </table:table-row>
        <table:table-row table:style-name="ro1">
          <table:table-cell office:value-type="float" office:value="1856905">
            <text:p>1856905</text:p>
          </table:table-cell>
          <table:table-cell table:number-columns-repeated="4"/>
        </table:table-row>
        <table:table-row table:style-name="ro1">
          <table:table-cell office:value-type="float" office:value="1857134">
            <text:p>1857134</text:p>
          </table:table-cell>
          <table:table-cell table:number-columns-repeated="4"/>
        </table:table-row>
        <table:table-row table:style-name="ro1">
          <table:table-cell office:value-type="float" office:value="1857365">
            <text:p>1857365</text:p>
          </table:table-cell>
          <table:table-cell table:number-columns-repeated="4"/>
        </table:table-row>
        <table:table-row table:style-name="ro1">
          <table:table-cell office:value-type="float" office:value="1857658">
            <text:p>1857658</text:p>
          </table:table-cell>
          <table:table-cell table:number-columns-repeated="4"/>
        </table:table-row>
        <table:table-row table:style-name="ro1">
          <table:table-cell office:value-type="float" office:value="1857887">
            <text:p>1857887</text:p>
          </table:table-cell>
          <table:table-cell table:number-columns-repeated="4"/>
        </table:table-row>
        <table:table-row table:style-name="ro1">
          <table:table-cell office:value-type="float" office:value="1858116">
            <text:p>1858116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III</meta:initial-creator>
    <meta:creation-date>2014-04-09T16:43:20</meta:creation-date>
    <dc:date>2014-04-09T17:48:40</dc:date>
    <dc:creator>JOHN III</dc:creator>
    <meta:editing-duration>PT16M3S</meta:editing-duration>
    <meta:editing-cycles>2</meta:editing-cycles>
    <meta:generator>LibreOffice/3.5$Linux_x86 LibreOffice_project/350m1$Build-2</meta:generator>
    <meta:document-statistic meta:table-count="3" meta:cell-count="60" meta:object-count="0"/>
  </office:meta>
</office:document-meta>
</file>